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ro12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Abonament 3 vinuri</text:p>
          </table:table-cell>
          <table:table-cell office:value-type="float" office:value="156" table:style-name="ce1">
            <text:p>15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Abonament lunar - 3 vinuri</text:p>
          </table:table-cell>
          <table:table-cell office:value-type="string" table:style-name="ce1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1">
            <text:p>Alcool: 12%</text:p>
          </table:table-cell>
          <table:table-cell office:value-type="string" table:style-name="ce2">
            <text:p>Subscription_3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Abonament 6 vinuri</text:p>
          </table:table-cell>
          <table:table-cell office:value-type="float" office:value="156" table:style-name="ce1">
            <text:p>156</text:p>
          </table:table-cell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Abonament lunar - 6 vinuri</text:p>
          </table:table-cell>
          <table:table-cell office:value-type="string" table:style-name="ce1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1">
            <text:p>Alcool: 12%</text:p>
          </table:table-cell>
          <table:table-cell office:value-type="string" table:style-name="ce2">
            <text:p>Subscription_6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office:value-type="string" table:style-name="ce3">
            <text:p>50% Negrette, 25% Cabernet, 25% Syrah. Arome proaspet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50% Syrah. Arome intens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2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60% Negrette, 40% Syrah. Un an exceptional, arome de violete din sudul Frantei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20% Negrette, 30% Cabernet, 50% Syrah. Maturat in baric min 12 luni. Arome delicioase de stejar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100% Negrette. Personalitate puternic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25% Cabernet, 25% Syrah. Selectii clasice intr-o interpretare modern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linear</meta:initial-creator>
    <dc:creator>Colinear</dc:creator>
    <meta:creation-date>2019-09-16T13:50:09Z</meta:creation-date>
    <dc:date>2020-03-04T18:01:07Z</dc:date>
    <meta:editing-cycles>54</meta:editing-cycles>
    <meta:editing-duration>PT13755S</meta:editing-duration>
  </office:meta>
</office:document-meta>
</file>